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54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On może, On może,</text:span><text:span text:style-name="T1"><text:line-break/></text:span><text:span text:style-name="T1">ja wiem że On może</text:span><text:span text:style-name="T1"><text:line-break/></text:span><text:span text:style-name="T1">Ja wiem, </text:span><text:span text:style-name="T1">że Jezus może</text:span><text:span text:style-name="T1"><text:line-break/></text:span><text:span text:style-name="T1">wybawić i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n leczy chore serca,</text:span><text:span text:style-name="T1"><text:line-break/></text:span><text:span text:style-name="T1">utwierdza </text:span><text:span text:style-name="T1">chromym krok,</text:span><text:span text:style-name="T1"><text:line-break/></text:span><text:span text:style-name="T1">On karmi głodnych,</text:span><text:span text:style-name="T1"><text:line-break/></text:span><text:span text:style-name="T1">leczy trąd,</text:span><text:span text:style-name="T1"><text:line-break/></text:span><text:span text:style-name="T1">przywraca ślepym wzro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31:41</meta:creation-date>
    <dc:creator>Rafał Talacha</dc:creator>
    <dc:date>2009-01-27T11:46:56</dc:date>
    <dc:language>pl-PL</dc:language>
    <meta:editing-cycles>5</meta:editing-cycles>
    <meta:editing-duration>PT1M21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